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2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font-style="italic"/>
    </style:style>
    <style:style style:name="T2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7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um of 2050</text:p>
      <text:p text:style-name="P4">time limit per test</text:p>
      <text:p text:style-name="P5">1 second</text:p>
      <text:p text:style-name="P4">memory limit per test</text:p>
      <text:p text:style-name="P5">256 megabytes</text:p>
      <text:p text:style-name="P4">input</text:p>
      <text:p text:style-name="P5">standard input</text:p>
      <text:p text:style-name="P4">output</text:p>
      <text:p text:style-name="P6">standard output</text:p>
      <text:p text:style-name="P7">A number is called <text:span text:style-name="T1">2050-number</text:span> if it is <text:bookmark text:name="MathJax-Element-1-Frame"/><text:bookmark text:name="MathJax-Span-1"/><text:bookmark text:name="MathJax-Span-2"/><text:bookmark text:name="MathJax-Span-3"/><text:span text:style-name="T2">2050</text:span><text:span text:style-name="T4">2050</text:span>, <text:bookmark text:name="MathJax-Element-2-Frame"/><text:bookmark text:name="MathJax-Span-4"/><text:bookmark text:name="MathJax-Span-5"/><text:bookmark text:name="MathJax-Span-6"/><text:span text:style-name="T2">20500</text:span><text:span text:style-name="T4">20500</text:span>, ..., (<text:bookmark text:name="MathJax-Element-3-Frame"/><text:bookmark text:name="MathJax-Span-7"/><text:bookmark text:name="MathJax-Span-8"/><text:bookmark text:name="MathJax-Span-9"/><text:span text:style-name="T2">2050</text:span><text:bookmark text:name="MathJax-Span-10"/><text:span text:style-name="T5">⋅</text:span><text:bookmark text:name="MathJax-Span-11"/><text:bookmark text:name="MathJax-Span-12"/><text:span text:style-name="T2">10</text:span><text:bookmark text:name="MathJax-Span-13"/><text:span text:style-name="T6">k</text:span><text:span text:style-name="T4">2050⋅10�</text:span> for integer <text:bookmark text:name="MathJax-Element-4-Frame"/><text:bookmark text:name="MathJax-Span-14"/><text:bookmark text:name="MathJax-Span-15"/><text:bookmark text:name="MathJax-Span-16"/><text:span text:style-name="T7">k</text:span><text:bookmark text:name="MathJax-Span-17"/><text:span text:style-name="T5">≥</text:span><text:bookmark text:name="MathJax-Span-18"/><text:span text:style-name="T2">0</text:span><text:span text:style-name="T4">�≥0</text:span>).</text:p>
      <text:p text:style-name="P7">Given a number <text:bookmark text:name="MathJax-Element-5-Frame"/><text:bookmark text:name="MathJax-Span-19"/><text:bookmark text:name="MathJax-Span-20"/><text:bookmark text:name="MathJax-Span-21"/><text:span text:style-name="T7">n</text:span><text:span text:style-name="T4">�</text:span>, you are asked to represent <text:bookmark text:name="MathJax-Element-6-Frame"/><text:bookmark text:name="MathJax-Span-22"/><text:bookmark text:name="MathJax-Span-23"/><text:bookmark text:name="MathJax-Span-24"/><text:span text:style-name="T7">n</text:span><text:span text:style-name="T4">�</text:span> as the sum of some (not necessarily distinct) 2050-numbers. Compute the minimum number of 2050-numbers required for that.</text:p>
      <text:p text:style-name="P10">Input</text:p>
      <text:p text:style-name="P7">The first line contains a single integer <text:bookmark text:name="MathJax-Element-7-Frame"/><text:bookmark text:name="MathJax-Span-25"/><text:bookmark text:name="MathJax-Span-26"/><text:bookmark text:name="MathJax-Span-27"/><text:span text:style-name="T7">T</text:span><text:span text:style-name="T4">�</text:span> (<text:bookmark text:name="MathJax-Element-8-Frame"/><text:bookmark text:name="MathJax-Span-28"/><text:bookmark text:name="MathJax-Span-29"/><text:bookmark text:name="MathJax-Span-30"/><text:span text:style-name="T2">1</text:span><text:bookmark text:name="MathJax-Span-31"/><text:span text:style-name="T5">≤</text:span><text:bookmark text:name="MathJax-Span-32"/><text:span text:style-name="T7">T</text:span><text:bookmark text:name="MathJax-Span-33"/><text:span text:style-name="T5">≤</text:span><text:bookmark text:name="MathJax-Span-34"/><text:span text:style-name="T2">1</text:span><text:bookmark text:name="MathJax-Span-35"/><text:bookmark text:name="MathJax-Span-36"/><text:span text:style-name="T2">000</text:span><text:span text:style-name="T4">1≤�≤1000</text:span>) denoting the number of test cases.</text:p>
      <text:p text:style-name="P7">The only line of each test case contains a single integer <text:bookmark text:name="MathJax-Element-9-Frame"/><text:bookmark text:name="MathJax-Span-37"/><text:bookmark text:name="MathJax-Span-38"/><text:bookmark text:name="MathJax-Span-39"/><text:span text:style-name="T7">n</text:span><text:span text:style-name="T4">�</text:span> (<text:bookmark text:name="MathJax-Element-10-Frame"/><text:bookmark text:name="MathJax-Span-40"/><text:bookmark text:name="MathJax-Span-41"/><text:bookmark text:name="MathJax-Span-42"/><text:span text:style-name="T2">1</text:span><text:bookmark text:name="MathJax-Span-43"/><text:span text:style-name="T5">≤</text:span><text:bookmark text:name="MathJax-Span-44"/><text:span text:style-name="T7">n</text:span><text:bookmark text:name="MathJax-Span-45"/><text:span text:style-name="T5">≤</text:span><text:bookmark text:name="MathJax-Span-46"/><text:bookmark text:name="MathJax-Span-47"/><text:span text:style-name="T2">10</text:span><text:bookmark text:name="MathJax-Span-48"/><text:bookmark text:name="MathJax-Span-49"/><text:bookmark text:name="MathJax-Span-50"/><text:span text:style-name="T3">18</text:span><text:span text:style-name="T4">1≤�≤1018</text:span>) denoting the number to be represented.</text:p>
      <text:p text:style-name="P10">Output</text:p>
      <text:p text:style-name="P8">For each test case, output the minimum number of 2050-numbers in one line.</text:p>
      <text:p text:style-name="P7">If <text:bookmark text:name="MathJax-Element-11-Frame"/><text:bookmark text:name="MathJax-Span-51"/><text:bookmark text:name="MathJax-Span-52"/><text:bookmark text:name="MathJax-Span-53"/><text:span text:style-name="T7">n</text:span><text:span text:style-name="T4">�</text:span> cannot be represented as the sum of 2050-numbers, output <text:bookmark text:name="MathJax-Element-12-Frame"/><text:bookmark text:name="MathJax-Span-54"/><text:bookmark text:name="MathJax-Span-55"/><text:bookmark text:name="MathJax-Span-56"/><text:span text:style-name="T4">−</text:span><text:bookmark text:name="MathJax-Span-57"/><text:span text:style-name="T2">1</text:span><text:span text:style-name="T4">−1</text:span> instead.</text:p>
      <text:p text:style-name="P9">Example</text:p>
      <text:p text:style-name="P11">input</text:p>
      <text:section text:style-name="Sect1" text:name="id005312776170845743">
        <text:p text:style-name="P12">Copy</text:p>
      </text:section>
      <text:p text:style-name="P1"><text:bookmark text:name="id009223419269634452"/>6</text:p>
      <text:p text:style-name="P2">205</text:p>
      <text:p text:style-name="P2">2050</text:p>
      <text:p text:style-name="P2">4100</text:p>
      <text:p text:style-name="P2">20500</text:p>
      <text:p text:style-name="P2">22550</text:p>
      <text:p text:style-name="P2">25308639900</text:p>
      <text:p text:style-name="P11">output</text:p>
      <text:section text:style-name="Sect1" text:name="id004863244234383841">
        <text:p text:style-name="P12">Copy</text:p>
      </text:section>
      <text:p text:style-name="P1"><text:bookmark text:name="id0002555386842475116"/>-1</text:p>
      <text:p text:style-name="P2">1</text:p>
      <text:p text:style-name="P2">2</text:p>
      <text:p text:style-name="P2">1</text:p>
      <text:p text:style-name="P2">2</text:p>
      <text:p text:style-name="P2">36</text:p>
      <text:p text:style-name="P10">Note</text:p>
      <text:p text:style-name="P7">In the third case, <text:bookmark text:name="MathJax-Element-13-Frame"/><text:bookmark text:name="MathJax-Span-58"/><text:bookmark text:name="MathJax-Span-59"/><text:bookmark text:name="MathJax-Span-60"/><text:span text:style-name="T2">4100</text:span><text:bookmark text:name="MathJax-Span-61"/><text:span text:style-name="T2">=</text:span><text:bookmark text:name="MathJax-Span-62"/><text:span text:style-name="T2">2050</text:span><text:bookmark text:name="MathJax-Span-63"/><text:span text:style-name="T2">+</text:span><text:bookmark text:name="MathJax-Span-64"/><text:span text:style-name="T2">2050</text:span><text:span text:style-name="T4">4100=2050+2050</text:span>.</text:p>
      <text:p text:style-name="P7">In the fifth case, <text:bookmark text:name="MathJax-Element-14-Frame"/><text:bookmark text:name="MathJax-Span-65"/><text:bookmark text:name="MathJax-Span-66"/><text:bookmark text:name="MathJax-Span-67"/><text:span text:style-name="T2">22550</text:span><text:bookmark text:name="MathJax-Span-68"/><text:span text:style-name="T2">=</text:span><text:bookmark text:name="MathJax-Span-69"/><text:span text:style-name="T2">20500</text:span><text:bookmark text:name="MathJax-Span-70"/><text:span text:style-name="T2">+</text:span><text:bookmark text:name="MathJax-Span-71"/><text:span text:style-name="T2">2050</text:span><text:span text:style-name="T4">22550=20500+2050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4T10:23:28.542000000</dc:date>
    <meta:editing-duration>PT6S</meta:editing-duration>
    <meta:editing-cycles>1</meta:editing-cycles>
    <meta:document-statistic meta:table-count="0" meta:image-count="0" meta:object-count="0" meta:page-count="1" meta:paragraph-count="38" meta:word-count="155" meta:character-count="934" meta:non-whitespace-character-count="817"/>
    <meta:generator>LibreOffice/7.2.2.2$Windows_X86_64 LibreOffice_project/02b2acce88a210515b4a5bb2e46cbfb63fe97d56</meta:generator>
  </office:meta>
</office:document-meta>
</file>